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1f27b4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paragraph-rsid="0020bb61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paragraph-rsid="00245c58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261211" officeooo:paragraph-rsid="00261211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2734f3" officeooo:paragraph-rsid="002734f3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027e736" style:font-size-asian="12pt" style:font-size-complex="12pt"/>
    </style:style>
    <style:style style:name="T1" style:family="text">
      <style:text-properties officeooo:rsid="001e9490"/>
    </style:style>
    <style:style style:name="T2" style:family="text">
      <style:text-properties officeooo:rsid="001f27b4"/>
    </style:style>
    <style:style style:name="T3" style:family="text">
      <style:text-properties officeooo:rsid="0020bb61"/>
    </style:style>
    <style:style style:name="T4" style:family="text">
      <style:text-properties officeooo:rsid="0021d9c5"/>
    </style:style>
    <style:style style:name="T5" style:family="text">
      <style:text-properties officeooo:rsid="00239b74"/>
    </style:style>
    <style:style style:name="T6" style:family="text">
      <style:text-properties officeooo:rsid="00245c58"/>
    </style:style>
    <style:style style:name="T7" style:family="text">
      <style:text-properties officeooo:rsid="00261211"/>
    </style:style>
    <style:style style:name="T8" style:family="text">
      <style:text-properties officeooo:rsid="00265672"/>
    </style:style>
    <style:style style:name="T9" style:family="text">
      <style:text-properties officeooo:rsid="002734f3"/>
    </style:style>
    <style:style style:name="T10" style:family="text">
      <style:text-properties officeooo:rsid="0027e7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1 - 2015</text:p>
      <text:p text:style-name="P1"/>
      <text:p text:style-name="P1">What is meant by random errors?</text:p>
      <text:p text:style-name="P1">(<text:span text:style-name="T1">i</text:span>) Briefly explain two causes of random errors in measurements. </text:p>
      <text:p text:style-name="P1"/>
      <text:p text:style-name="P1"><text:span text:style-name="T1">Th</text:span>e period T of oscillation of a body is said to be 1.5 <text:span text:style-name="T1">plusminus</text:span> 0.002<text:span text:style-name="T1">s</text:span> while its amplitude A</text:p>
      <text:p text:style-name="P1">is 0.3 <text:span text:style-name="T1">plusminus</text:span> 0.005m and the radius of gyration k is 0.28 + 0.004m. If the acceleration due</text:p>
      <text:p text:style-name="P3"><text:span text:style-name="T2">to </text:span>gravity g was found to be related to T, A and k by the equation <text:span text:style-name="T2">(gA) / (4 pi^2 ) = ( A^2 + k^2 ) / T^2 , find </text:span>the:</text:p>
      <text:p text:style-name="P1"><text:span text:style-name="T2">(i) Numerical</text:span> value of g in four decimal places</text:p>
      <text:p text:style-name="P1">(<text:span text:style-name="T2">ii)</text:span> Percentage error in g.</text:p>
      <text:p text:style-name="P1"/>
      <text:p text:style-name="P1"><text:span text:style-name="T2">St</text:span>ate the law of dimensional analysis.</text:p>
      <text:p text:style-name="P1"/>
      <text:p text:style-name="P1">The largest mass, m of a stone that can be moved by the flowing river depends on the velocity of flow v, the density <text:span text:style-name="T2">rho</text:span> of water, and the acceleration due to gravity g. Show <text:span text:style-name="T2">that</text:span> the mass, m varies <text:span text:style-name="T2">to</text:span> the sixth power of the velocity of flow.</text:p>
      <text:p text:style-name="P1"/>
      <text:p text:style-name="P1">Define the term trajectory.</text:p>
      <text:p text:style-name="P1"/>
      <text:p text:style-name="P1"><text:span text:style-name="T2">Briefly</text:span> explain why the horizontal component of the <text:span text:style-name="T2">initial</text:span>] velocity of a projectile always remains constant.</text:p>
      <text:p text:style-name="P1"/>
      <text:p text:style-name="P1">List down two limitations of projectile motion. </text:p>
      <text:p text:style-name="P1"/>
      <text:p text:style-name="P1">A body projected from the ground at the angle of 60 <text:span text:style-name="T2">degrees</text:span> is required to pass just <text:span text:style-name="T2">above</text:span> the two vertical walls each of height 7m. If the velocity of projection <text:span text:style-name="T2">is 100 m/s, </text:span>calculate the distance between the <text:span text:style-name="T2">two</text:span> walls. </text:p>
      <text:p text:style-name="P1"/>
      <text:p text:style-name="P3">A <text:span text:style-name="T2">fireman</text:span> standing at a horizontal distance <text:span text:style-name="T2">of</text:span> 34m <text:span text:style-name="T2">from</text:span> the edge of the <text:span text:style-name="T2">burning</text:span> story building aimed to raise streams of water at an angle of 60 <text:span text:style-name="T2">degrees </text:span>into the first floor through an open <text:span text:style-name="T2">window</text:span> which is at 20m <text:span text:style-name="T2">high</text:span> <text:span text:style-name="T2">from</text:span> the ground level. If water strikes on this floor 2m away from the <text:span text:style-name="T2">outer</text:span> edge, </text:p>
      <text:p text:style-name="P3"><text:span text:style-name="T2">(i) <text:s/></text:span>Sketch <text:span text:style-name="T2">a</text:span> diagram of the trajectory.</text:p>
      <text:p text:style-name="P1">(ii) What speed will the water leave the nozzle of the fire hose?</text:p>
      <text:p text:style-name="P1"/>
      <text:p text:style-name="P1">Mention three effects of looping the loop.</text:p>
      <text:p text:style-name="P1">Why there must be a force acting on a particle moving with uniform speed in <text:span text:style-name="T2">a </text:span>circular path? Write down an expression for its magnitude. </text:p>
      <text:p text:style-name="P1"/>
      <text:p text:style-name="P1">A driver negotiating a sharp bend usually tend to reduce the <text:span text:style-name="T2">speed</text:span> of the car.</text:p>
      <text:p text:style-name="P1"><text:span text:style-name="T2">(i) <text:s/></text:span>What provides the centripetal force on the car?</text:p>
      <text:p text:style-name="P1">(ii) Why is it necessary to reduce i<text:span text:style-name="T2">t</text:span>s speed?</text:p>
      <text:p text:style-name="P1"/>
      <text:p text:style-name="P1">A ball o<text:span text:style-name="T3">f </text:span>mass 0.5<text:span text:style-name="T3">kg</text:span> is attached to the end of a cord whose length is 1.5m then whirled in horizontal circle. If the cord can withstand a maximum tension of <text:span text:style-name="T3">50</text:span>N calculate the:</text:p>
      <text:p text:style-name="P1">(<text:span text:style-name="T3">i</text:span>) Maximum speed the ball can have before the cord breaks. </text:p>
      <text:p text:style-name="P1">(i<text:span text:style-name="T3">i</text:span>) Tension in the cord if the ball speed is <text:span text:style-name="T3">5</text:span>m/s </text:p>
      <text:p text:style-name="P1"/>
      <text:p text:style-name="P1">Briefly explain why the motion of a simple pendulum is not strictly simple harmonic? </text:p>
      <text:p text:style-name="P1"><text:soft-page-break/>Why <text:span text:style-name="T3">is </text:span>the velocity and acceleration of a body executing simple harmonic motion (<text:span text:style-name="T3">S</text:span>.H.M.<text:span text:style-name="T3">)</text:span> out of phase? </text:p>
      <text:p text:style-name="P1"/>
      <text:p text:style-name="P1">A body of mass 0.<text:span text:style-name="T3">30kg</text:span> executes simple harmonic motion with a period of 2.<text:span text:style-name="T3">5</text:span> sec and amplitude of 4.0x10<text:span text:style-name="T3">E-2</text:span> <text:span text:style-name="T3">m</text:span>. Determine the:</text:p>
      <text:p text:style-name="P1">(i<text:span text:style-name="T3">)</text:span> Maximum velocity of the body. </text:p>
      <text:p text:style-name="P4">(ii) Maximum acceleration of the body. </text:p>
      <text:p text:style-name="P4"><text:span text:style-name="T3">(iii)</text:span> Energy associated with the motio<text:span text:style-name="T3">n.</text:span></text:p>
      <text:p text:style-name="P4"/>
      <text:p text:style-name="P1">A particle of mass 0.25<text:span text:style-name="T3">kg</text:span> vibrates with a period of <text:span text:style-name="T3">2.0</text:span>sec. <text:span text:style-name="T3">I</text:span>f <text:span text:style-name="T3">its</text:span> greatest displacement is 0.4m what is its maximum kinetic energy?</text:p>
      <text:p text:style-name="P1"/>
      <text:p text:style-name="P1"><text:s/>Define moment of <text:span text:style-name="T3">inertia</text:span> of a body.</text:p>
      <text:p text:style-name="P1">(<text:span text:style-name="T4">i</text:span>) Briefly explain why there is no unique value for the moment of inertia of <text:span text:style-name="T4">a </text:span>given body?</text:p>
      <text:p text:style-name="P1"/>
      <text:p text:style-name="P1">State the principle of conservation af angular momentum. </text:p>
      <text:p text:style-name="P1">A <text:span text:style-name="T4">horizontal</text:span> dis<text:span text:style-name="T4">c</text:span> rotating freely about a vertical axis makes 45 revolutions per minute. A small piece of putty of mass 2.0<text:span text:style-name="T4">x</text:span>10<text:span text:style-name="T4">E-2</text:span> <text:span text:style-name="T4">k</text:span>g falls vertically onto the dis<text:span text:style-name="T4">c</text:span> and sticks to it at a distance of 5.0<text:span text:style-name="T4">x</text:span>10<text:span text:style-name="T4">E-2 m </text:span>from the axis. <text:span text:style-name="T4">I</text:span>f the number of revolutions per minute is thereby reduced to 36, calculate the moment of <text:span text:style-name="T5">inertia</text:span> of the disc. </text:p>
      <text:p text:style-name="P1"/>
      <text:p text:style-name="P1">Define the term tangential velocity.</text:p>
      <text:p text:style-name="P1"/>
      <text:p text:style-name="P1">Explain why the astronaut appears <text:span text:style-name="T5">t</text:span>o be weightless when traveling in the <text:span text:style-name="T5">s</text:span>pace <text:span text:style-name="T5">vehicle.</text:span></text:p>
      <text:p text:style-name="P1"/>
      <text:p text:style-name="P1"><text:span text:style-name="T5">State</text:span> Newton's law of gravitation. </text:p>
      <text:p text:style-name="P1">Use <text:span text:style-name="T5">Newton’s law of gravitation to</text:span> derive Kepler’s third law.</text:p>
      <text:p text:style-name="P1"/>
      <text:p text:style-name="P1">Briefly explain why Newt<text:span text:style-name="T5">o</text:span>n’s equation of universal gravitation does not hold for bodies falling near the surface of the earth? </text:p>
      <text:p text:style-name="P1"/>
      <text:p text:style-name="P1">Show <text:span text:style-name="T5">that</text:span> the to<text:span text:style-name="T5">t</text:span>al energy of a satellite in a circular orbit equals half its <text:span text:style-name="T5">potential</text:span> energy.</text:p>
      <text:p text:style-name="P1"/>
      <text:p text:style-name="P1">What would be the length of a day if the rate of rotation of the Earth were such that the acceleration due to gravity g = 0 at the equator?</text:p>
      <text:p text:style-name="P1"/>
      <text:p text:style-name="P1">Calculate the height above <text:span text:style-name="T5">the Earth’s surface for a satellite in a parking orbit.</text:span></text:p>
      <text:p text:style-name="P1"/>
      <text:p text:style-name="P1">What is meant by a thermometric property?</text:p>
      <text:p text:style-name="P1"/>
      <text:p text:style-name="P1">Mention three qualities that make a particular property suitable for use in a practical thermometer.</text:p>
      <text:p text:style-name="P1"/>
      <text:p text:style-name="P1"><text:span text:style-name="T6">St</text:span>udy the values in Table 1 which represent the observations of a particular room temperature obtained by using two types of thermometers and then answer the questions that follow:</text:p>
      <text:p text:style-name="P5"><text:span text:style-name="T6">### Insert table here ###</text:span></text:p>
      <text:p text:style-name="P1">(i) Calculate the value of unknown room temperature on the scales of resistance thermometer and constant volume gas thermometer. </text:p>
      <text:p text:style-name="P1">(ii) Why do the answer<text:span text:style-name="T6">s</text:span> above differ <text:span text:style-name="T6">sightly</text:span>?</text:p>
      <text:p text:style-name="P1"/>
      <text:p text:style-name="P1"><text:soft-page-break/>Define coefficient of thermal conductivity.</text:p>
      <text:p text:style-name="P1"/>
      <text:p text:style-name="P1">Write down two characteristics of a perfectly lagged bar.</text:p>
      <text:p text:style-name="P1"/>
      <text:p text:style-name="P1">A thin copper wall of a hot water tank having a total surface ar<text:span text:style-name="T6">e</text:span>a of 5.0m<text:span text:style-name="T6">^2</text:span> contains</text:p>
      <text:p text:style-name="P1">0.8<text:span text:style-name="T6">cm^3</text:span> of water at 350K and is lagged with <text:span text:style-name="T6">a</text:span> 50mm thick layer of a <text:span text:style-name="T6">material</text:span> of thermal conductivity 4.0<text:span text:style-name="T6">x</text:span>10<text:span text:style-name="T6">E-2</text:span> W/<text:span text:style-name="T6">{</text:span>m K<text:span text:style-name="T6">}.</text:span> If the thickness of copper wall is <text:span text:style-name="T6">neglected</text:span> and the temperature of the outside surface is 290K,</text:p>
      <text:p text:style-name="P1">(i) Calculate the electrical power supplied to an immersion <text:span text:style-name="T6">heater.</text:span></text:p>
      <text:p text:style-name="P1">(<text:span text:style-name="T6">ii</text:span>) Ifthe heater were switched off, how long would it take for the temperature ofhot water to fall by 1K?</text:p>
      <text:p text:style-name="P1"/>
      <text:p text:style-name="P1">(c) The element of an electric fire with an output of <text:span text:style-name="T6">1000W</text:span> is a cylinder of <text:span text:style-name="T6">250mm l</text:span>ong and <text:span text:style-name="T6">15mm</text:span> in diameter. If <text:span text:style-name="T6">it</text:span> behaves as a black body, estimate its <text:span text:style-name="T6">temperature.</text:span></text:p>
      <text:p text:style-name="P1"/>
      <text:p text:style-name="P1"><text:span text:style-name="T6">What</text:span> is meant by the following terms:</text:p>
      <text:p text:style-name="P1">(<text:span text:style-name="T6">i</text:span>) <text:s/>Internal resistance of a cell. </text:p>
      <text:p text:style-name="P1">(ii) <text:s/>Drift velocity. </text:p>
      <text:p text:style-name="P1"/>
      <text:p text:style-name="P1">What is a potentiometer. </text:p>
      <text:p text:style-name="P1">Mention two advantages and two disadvantages of potentiometer.</text:p>
      <text:p text:style-name="P1"/>
      <text:p text:style-name="P1">State Kirchhoff's laws of electric network.</text:p>
      <text:p text:style-name="P1">Find the value of the current <text:span text:style-name="T7">I</text:span> in the circuit shown in Figure 1.</text:p>
      <text:p text:style-name="P6">### Insert Figure below ###</text:p>
      <text:p text:style-name="P1"/>
      <text:p text:style-name="P1">Distinguish between ohmic and non-ohmic conductor. Give one example in each</text:p>
      <text:p text:style-name="P1"/>
      <text:p text:style-name="P1">Sketch the diagram showing the variation of current with potential difference across the following:</text:p>
      <text:p text:style-name="P1">(i) <text:s/><text:span text:style-name="T7">Fi</text:span>lament electric bulb. </text:p>
      <text:p text:style-name="P1">(<text:span text:style-name="T7">ii</text:span>) Gas-filled <text:span text:style-name="T7">diode</text:span>. </text:p>
      <text:p text:style-name="P1"/>
      <text:p text:style-name="P1">A wire of diameter 0.<text:span text:style-name="T7">1mm</text:span> and resistivity 1.69x10<text:span text:style-name="T7">E-8 ohms</text:span> <text:span text:style-name="T7">m </text:span>with temperature coefficient</text:p>
      <text:p text:style-name="P1"><text:span text:style-name="T7">of</text:span> resistance of 4.3x10<text:span text:style-name="T7">E-3 K^-1 </text:span>was required to make a resistance,</text:p>
      <text:p text:style-name="P1">(<text:span text:style-name="T7">i)</text:span> <text:s/>What length of the wire is required to make a coil with a <text:span text:style-name="T7">resistance</text:span> of 0.5 <text:span text:style-name="T7">ohms</text:span> ?</text:p>
      <text:p text:style-name="P1"><text:span text:style-name="T7">(ii) </text:span>If <text:span text:style-name="T7">on</text:span> passing a Current of 2<text:span text:style-name="T7">A</text:span> the temperature of the coil above rises <text:s/>by 10 <text:span text:style-name="T7">degrees </text:span>C, what error wou<text:span text:style-name="T7">ld arise in taking the potential drop as 1.0V</text:span> </text:p>
      <text:p text:style-name="P1"/>
      <text:p text:style-name="P1">Mention four important properties of a semiconductor.</text:p>
      <text:p text:style-name="P1"/>
      <text:p text:style-name="P1">Applying the concept of doping, explain how a free electron and a positive <text:span text:style-name="T7">charge can </text:span>be created in a semiconductor crystal. </text:p>
      <text:p text:style-name="P1"/>
      <text:p text:style-name="P1">Why a p-n junction diode when connected in a circuit and then reversed <text:span text:style-name="T7">gives a </text:span>very small leakage current across the junction? </text:p>
      <text:p text:style-name="P1"><text:span text:style-name="T7">How is t</text:span>he size of the current stated in <text:span text:style-name="T7">above dependent</text:span> on the temper<text:span text:style-name="T7">ature of the </text:span>diode?</text:p>
      <text:p text:style-name="P1"/>
      <text:p text:style-name="P1">List thre<text:span text:style-name="T8">e </text:span>properties of operational amplifiers.</text:p>
      <text:p text:style-name="P1"/>
      <text:p text:style-name="P1"><text:soft-page-break/>What is meant by the term negative feedback? Give four advantages of using it <text:span text:style-name="T8">in</text:span> an <text:span text:style-name="T8">o</text:span>p-amp or any type of voltage amplifier.</text:p>
      <text:p text:style-name="P1"/>
      <text:p text:style-name="P1">Define closed <text:span text:style-name="T8">lo</text:span>op gain. </text:p>
      <text:p text:style-name="P1"/>
      <text:p text:style-name="P1">Derive an expression of the closed loop gain for an inverting op-amp voltage amplifier with an input resistor R, and a feedback resistor.</text:p>
      <text:p text:style-name="P1"/>
      <text:p text:style-name="P1">Calculate the value of output potential <text:span text:style-name="T9">V_o</text:span>, in Figure 2 if the input potential <text:span text:style-name="T9">V_i</text:span>, <text:span text:style-name="T9">i</text:span>s +<text:span text:style-name="T9">2</text:span>.0<text:span text:style-name="T9">V</text:span> .</text:p>
      <text:p text:style-name="P7">### Insert circuit below ###</text:p>
      <text:p text:style-name="P1"/>
      <text:p text:style-name="P1"><text:span text:style-name="T10">Give</text:span> one advantage of frequency modulation <text:span text:style-name="T10">(</text:span>FM) as compared to amplitude <text:span text:style-name="T10">modulation</text:span> ( AMT).</text:p>
      <text:p text:style-name="P1"/>
      <text:p text:style-name="P1"><text:span text:style-name="T10">Briefly</text:span> explain the importance of bandwidth of an amplitude <text:span text:style-name="T10">modulation</text:span> (AM) signal.</text:p>
      <text:p text:style-name="P8"/>
      <text:p text:style-name="P8">State the function of a modulator in radios.</text:p>
      <text:p text:style-name="P8"/>
      <text:p text:style-name="P1">Sketch a bl<text:span text:style-name="T10">o</text:span>ck diagram to show the <text:span text:style-name="T10">general</text:span> plan of any communication <text:span text:style-name="T10">system.</text:span></text:p>
      <text:p text:style-name="P1"/>
      <text:p text:style-name="P1">The amplitude modulated (AM) broadcast band ranges from 4<text:span text:style-name="T10">5</text:span>0 to 1200 kHz. If each station modulates with audio frequencies up to <text:span text:style-name="T10">5</text:span>.5 kHz, determine the</text:p>
      <text:p text:style-name="P1"><text:span text:style-name="T10">(</text:span>i) <text:s/>Bandwidth needed for each station.</text:p>
      <text:p text:style-name="P1"><text:span text:style-name="T10">(</text:span>i) <text:s/><text:span text:style-name="T10">Total</text:span> bandwidth available. </text:p>
      <text:p text:style-name="P1"/>
      <text:p text:style-name="P1">What is the origin of earthquake?</text:p>
      <text:p text:style-name="P1"/>
      <text:p text:style-name="P1">List down three sources of earth's magnetism. </text:p>
      <text:p text:style-name="P1"/>
      <text:p text:style-name="P1">A large explosion at the earth's surface creates compressional (P) and shear (<text:span text:style-name="T10">S</text:span>) waves moving with a speed of 6.<text:span text:style-name="T10">0 km/s</text:span> and <text:span text:style-name="T10">3.5 km/s</text:span> respectively. <text:span text:style-name="T10">I</text:span>f both waves arrive at seismological station with <text:span text:style-name="T10">3</text:span>0sec interval, calculate the distance measured <text:span text:style-name="T10">b</text:span>e<text:span text:style-name="T10">t</text:span>ween seismological station and the site of explosion. </text:p>
      <text:p text:style-name="P1"/>
      <text:p text:style-name="P1">Explain three techniques applicable for improving soil environment for the best plant <text:span text:style-name="T10">g</text:span>rowt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1T13:24:20.296805530</dc:date>
    <meta:editing-duration>PT58M44S</meta:editing-duration>
    <meta:editing-cycles>8</meta:editing-cycles>
    <meta:document-statistic meta:table-count="0" meta:image-count="0" meta:object-count="0" meta:page-count="4" meta:paragraph-count="94" meta:word-count="1402" meta:character-count="7997" meta:non-whitespace-character-count="6650"/>
  </office:meta>
</office:document-meta>
</file>